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="Arrow" draw:marker-start-width="0.35cm" draw:marker-end-width="0.35cm" draw:fill="solid" draw:textarea-vertical-align="middle" fo:padding-top="0.175cm" fo:padding-bottom="0.175cm" fo:padding-left="0.3cm" fo:padding-right="0.3cm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3cm" fo:min-width="0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3cm" fo:min-width="0cm" loext:decorative="false"/>
      <style:paragraph-properties style:writing-mode="lr-tb"/>
    </style:style>
    <style:style style:name="gr4" style:family="graphic" style:parent-style-name="objectwithoutfill">
      <style:graphic-properties svg:stroke-width="0.2cm" svg:stroke-color="#000000" draw:marker-start="Arrow" draw:marker-start-width="0.5cm" draw:marker-end-width="0.5cm" draw:fill="solid" draw:textarea-vertical-align="middle" fo:padding-top="0.225cm" fo:padding-bottom="0.225cm" fo:padding-left="0.35cm" fo:padding-right="0.35cm" loext:decorative="false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88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2cm" fo:min-width="0cm" loext:decorative="false"/>
      <style:paragraph-properties style:writing-mode="lr-tb"/>
    </style:style>
    <style:style style:name="gr7" style:family="graphic" style:parent-style-name="objectwithoutfill">
      <style:graphic-properties svg:stroke-width="0.2cm" svg:stroke-color="#000000" draw:marker-start="Arrowheads_20_3" draw:marker-start-width="0.5cm" draw:marker-end="Arrowheads_20_3" draw:marker-end-width="0.5cm" draw:fill="solid" draw:textarea-vertical-align="middle" fo:padding-top="0.225cm" fo:padding-bottom="0.225cm" fo:padding-left="0.35cm" fo:padding-right="0.35cm" loext:decorative="false"/>
    </style:style>
    <style:style style:name="gr8" style:family="graphic" style:parent-style-name="objectwithoutfill">
      <style:graphic-properties svg:stroke-width="0.1cm" svg:stroke-color="#000000" draw:marker-start="" draw:marker-start-width="0.35cm" draw:marker-end="Arrow" draw:marker-end-width="0.35cm" draw:fill="solid" draw:textarea-vertical-align="middle" fo:padding-top="0.175cm" fo:padding-bottom="0.175cm" fo:padding-left="0.3cm" fo:padding-right="0.3cm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88cm" fo:min-width="0cm" loext:decorative="false"/>
      <style:paragraph-properties style:writing-mode="lr-tb"/>
    </style:style>
    <style:style style:name="gr11" style:family="graphic" style:parent-style-name="standard">
      <style:graphic-properties draw:fill-color="#dee7e5" draw:textarea-horizontal-align="justify" draw:textarea-vertical-align="middle" draw:auto-grow-height="false" fo:min-height="23.684cm" fo:min-width="7.498cm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2.362cm" fo:min-width="0cm" loext:decorative="false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text-properties fo:font-size="20pt" style:font-size-asian="20pt" style:font-size-complex="20pt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a933" loext:opacity="100%" fo:font-size="20pt" fo:font-weight="bold" style:font-size-asian="20pt" style:font-weight-asian="bold" style:font-size-complex="20pt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7" style:family="paragraph">
      <loext:graphic-properties draw:fill="none" draw:fill-color="#ffffff"/>
      <style:text-properties fo:color="#00a933" loext:opacity="100%" fo:font-size="20pt" style:font-size-asian="20pt" style:font-size-complex="20pt"/>
    </style:style>
    <style:style style:name="P8" style:family="paragraph">
      <style:paragraph-properties fo:margin-left="0cm" fo:margin-right="0cm" fo:margin-top="0cm" fo:margin-bottom="0cm" fo:line-height="100%" fo:text-align="end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729fcf" loext:opacity="100%" fo:font-size="20pt" fo:font-weight="bold" style:font-size-asian="20pt" style:font-weight-asian="bold" style:font-size-complex="20pt" style:font-weight-complex="bold"/>
    </style:style>
    <style:style style:name="P10" style:family="paragraph">
      <loext:graphic-properties draw:fill="none" draw:fill-color="#ffffff"/>
      <style:text-properties fo:color="#c9211e" loext:opacity="100%" fo:font-size="20pt" style:font-size-asian="20pt" style:font-size-complex="20pt"/>
    </style:style>
    <style:style style:name="P11" style:family="paragraph">
      <loext:graphic-properties draw:fill="none" draw:fill-color="#ffffff"/>
      <style:text-properties fo:color="#729fcf" loext:opacity="100%" fo:font-size="20pt" style:font-size-asian="20pt" style:font-size-complex="20pt"/>
    </style:style>
    <style:style style:name="P12" style:family="paragraph">
      <loext:graphic-properties draw:fill="none" draw:fill-color="#ffffff"/>
      <style:text-properties fo:color="#00a933" loext:opacity="100%" fo:font-size="20pt" fo:background-color="#ffff00" style:font-size-asian="20pt" style:font-size-complex="20pt"/>
    </style:style>
    <style:style style:name="P13" style:family="paragraph">
      <style:paragraph-properties fo:text-align="center" style:writing-mode="lr-tb"/>
      <style:text-properties fo:font-size="32pt" style:font-size-asian="32pt" style:font-size-complex="32pt"/>
    </style:style>
    <style:style style:name="P14" style:family="paragraph">
      <loext:graphic-properties draw:fill-color="#dee7e5"/>
      <style:paragraph-properties fo:text-align="center" style:writing-mode="lr-tb"/>
      <style:text-properties fo:font-size="32pt" style:font-size-asian="32pt" style:font-size-complex="32pt"/>
    </style:style>
    <style:style style:name="P15" style:family="paragraph">
      <style:paragraph-properties fo:text-align="end"/>
    </style:style>
    <style:style style:name="P16" style:family="paragraph">
      <loext:graphic-properties draw:fill="none" draw:fill-color="#ffffff"/>
      <style:paragraph-properties fo:text-align="end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00a933" loext:opacity="100%"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00a933" loext:opacity="100%" fo:font-size="20pt" style:font-size-asian="20pt" style:font-size-complex="20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729fcf" loext:opacity="100%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c9211e" loext:opacity="100%" fo:font-size="20pt" style:font-size-asian="20pt" style:font-size-complex="20pt"/>
    </style:style>
    <style:style style:name="T8" style:family="text">
      <style:text-properties fo:color="#729fcf" loext:opacity="100%" fo:font-size="20pt" style:font-size-asian="20pt" style:font-size-complex="20pt"/>
    </style:style>
    <style:style style:name="T9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044cm" svg:y1="3.037cm" svg:x2="6.53cm" svg:y2="3.037cm">
          <text:p/>
        </draw:line>
        <draw:frame draw:style-name="gr2" draw:text-style-name="P2" draw:layer="layout" svg:width="2.171cm" svg:height="1.723cm" svg:x="4.587cm" svg:y="2.423cm">
          <draw:text-box>
            <text:p><text:span text:style-name="T1">clk_i</text:span></text:p>
          </draw:text-box>
        </draw:frame>
        <draw:line draw:style-name="gr1" draw:text-style-name="P1" draw:layer="layout" svg:x1="9.044cm" svg:y1="4.1cm" svg:x2="6.53cm" svg:y2="4.1cm">
          <text:p/>
        </draw:line>
        <draw:frame draw:style-name="gr3" draw:text-style-name="P2" draw:layer="layout" svg:width="2.389cm" svg:height="1.083cm" svg:x="4.311cm" svg:y="3.485cm">
          <draw:text-box>
            <text:p><text:span text:style-name="T1">arst</text:span><text:span text:style-name="T1">_i</text:span></text:p>
          </draw:text-box>
        </draw:frame>
        <draw:line draw:style-name="gr4" draw:text-style-name="P1" draw:layer="layout" svg:x1="19.344cm" svg:y1="13.028cm" svg:x2="16.83cm" svg:y2="13.028cm">
          <text:p/>
        </draw:line>
        <draw:frame draw:style-name="gr5" draw:text-style-name="P4" draw:layer="layout" svg:width="5.47cm" svg:height="1.038cm" svg:x="19.43cm" svg:y="12.523cm">
          <draw:text-box>
            <text:p text:style-name="P3"><text:span text:style-name="T2">mii_txd_o</text:span></text:p>
          </draw:text-box>
        </draw:frame>
        <draw:frame draw:style-name="gr6" draw:text-style-name="P6" draw:layer="layout" svg:width="10.049cm" svg:height="2.612cm" svg:x="0cm" svg:y="10.594cm">
          <draw:text-box>
            <text:p text:style-name="P5"><text:span text:style-name="T3">CSR I/F</text:span></text:p>
            <text:p text:style-name="P5"><text:span text:style-name="T1">(IOb | AXI-Lite | Wishbone)</text:span></text:p>
          </draw:text-box>
        </draw:frame>
        <draw:line draw:style-name="gr1" draw:text-style-name="P1" draw:layer="layout" svg:x1="6.484cm" svg:y1="6.768cm" svg:x2="8.998cm" svg:y2="6.768cm">
          <text:p/>
        </draw:line>
        <draw:line draw:style-name="gr7" draw:text-style-name="P1" draw:layer="layout" svg:x1="8.994cm" svg:y1="11cm" svg:x2="6.48cm" svg:y2="11cm">
          <text:p/>
        </draw:line>
        <draw:line draw:style-name="gr8" draw:text-style-name="P1" draw:layer="layout" svg:x1="19.455cm" svg:y1="9.997cm" svg:x2="16.941cm" svg:y2="9.997cm">
          <text:p/>
        </draw:line>
        <draw:frame draw:style-name="gr9" draw:text-style-name="P7" draw:layer="layout" svg:width="5.899cm" svg:height="1.038cm" svg:x="19.529cm" svg:y="9.443cm">
          <draw:text-box>
            <text:p><text:span text:style-name="T4">mii_t</text:span><text:span text:style-name="T4">x_clk</text:span><text:span text:style-name="T4">_i</text:span></text:p>
          </draw:text-box>
        </draw:frame>
        <draw:line draw:style-name="gr8" draw:text-style-name="P1" draw:layer="layout" svg:x1="16.876cm" svg:y1="5.036cm" svg:x2="19.39cm" svg:y2="5.036cm">
          <text:p/>
        </draw:line>
        <draw:line draw:style-name="gr8" draw:text-style-name="P1" draw:layer="layout" svg:x1="17.47cm" svg:y1="6.037cm" svg:x2="19.391cm" svg:y2="6.037cm">
          <text:p/>
        </draw:line>
        <draw:frame draw:style-name="gr9" draw:text-style-name="P2" draw:layer="layout" svg:width="5.899cm" svg:height="1.038cm" svg:x="19.465cm" svg:y="5.499cm">
          <draw:text-box>
            <text:p text:style-name="P8"><text:span text:style-name="T5">mii_</text:span><text:span text:style-name="T5">mdio</text:span><text:span text:style-name="T5">_io</text:span></text:p>
          </draw:text-box>
        </draw:frame>
        <draw:frame draw:style-name="gr9" draw:text-style-name="P2" draw:layer="layout" svg:width="5.899cm" svg:height="1.038cm" svg:x="19.466cm" svg:y="4.499cm">
          <draw:text-box>
            <text:p text:style-name="P8"><text:span text:style-name="T5">mii_</text:span><text:span text:style-name="T5">mdc_</text:span><text:span text:style-name="T5">o</text:span></text:p>
          </draw:text-box>
        </draw:frame>
        <draw:line draw:style-name="gr4" draw:text-style-name="P1" draw:layer="layout" svg:x1="16.881cm" svg:y1="18.026cm" svg:x2="19.395cm" svg:y2="18.026cm">
          <text:p/>
        </draw:line>
        <draw:frame draw:style-name="gr10" draw:text-style-name="P9" draw:layer="layout" svg:width="4.229cm" svg:height="1.038cm" svg:x="19.481cm" svg:y="17.521cm">
          <draw:text-box>
            <text:p text:style-name="P3"><text:span text:style-name="T6">mii_rxd_i</text:span></text:p>
          </draw:text-box>
        </draw:frame>
        <draw:line draw:style-name="gr8" draw:text-style-name="P1" draw:layer="layout" svg:x1="19.467cm" svg:y1="15.053cm" svg:x2="16.953cm" svg:y2="15.053cm">
          <text:p/>
        </draw:line>
        <draw:line draw:style-name="gr8" draw:text-style-name="P1" draw:layer="layout" svg:x1="17.018cm" svg:y1="24.966cm" svg:x2="19.532cm" svg:y2="24.966cm">
          <text:p/>
        </draw:line>
        <draw:frame draw:style-name="gr9" draw:text-style-name="P10" draw:layer="layout" svg:width="5.899cm" svg:height="1.038cm" svg:x="19.659cm" svg:y="24.375cm">
          <draw:text-box>
            <text:p><text:span text:style-name="T7">phy</text:span><text:span text:style-name="T7">_rst</text:span><text:span text:style-name="T7">n_o</text:span></text:p>
          </draw:text-box>
        </draw:frame>
        <draw:frame draw:style-name="gr9" draw:text-style-name="P11" draw:layer="layout" svg:width="5.899cm" svg:height="1.038cm" svg:x="19.541cm" svg:y="14.499cm">
          <draw:text-box>
            <text:p><text:span text:style-name="T8">mii_rx_clk_i</text:span></text:p>
          </draw:text-box>
        </draw:frame>
        <draw:frame draw:style-name="gr9" draw:text-style-name="P2" draw:layer="layout" svg:width="5.899cm" svg:height="1.038cm" svg:x="19.582cm" svg:y="22.528cm">
          <draw:text-box>
            <text:p text:style-name="P3"><text:span text:style-name="T1">mii_</text:span><text:span text:style-name="T1">crs_i</text:span></text:p>
          </draw:text-box>
        </draw:frame>
        <draw:frame draw:style-name="gr9" draw:text-style-name="P2" draw:layer="layout" svg:width="5.899cm" svg:height="1.038cm" svg:x="19.583cm" svg:y="21.528cm">
          <draw:text-box>
            <text:p><text:span text:style-name="T1">mii_col_i</text:span></text:p>
          </draw:text-box>
        </draw:frame>
        <draw:line draw:style-name="gr8" draw:text-style-name="P1" draw:layer="layout" svg:x1="19.417cm" svg:y1="16.037cm" svg:x2="16.903cm" svg:y2="16.037cm">
          <text:p/>
        </draw:line>
        <draw:frame draw:style-name="gr9" draw:text-style-name="P11" draw:layer="layout" svg:width="5.899cm" svg:height="1.038cm" svg:x="19.517cm" svg:y="15.499cm">
          <draw:text-box>
            <text:p><text:span text:style-name="T8">mii_rx_dv_i</text:span></text:p>
          </draw:text-box>
        </draw:frame>
        <draw:frame draw:style-name="gr9" draw:text-style-name="P12" draw:layer="layout" svg:width="5.899cm" svg:height="1.038cm" svg:x="19.544cm" svg:y="10.556cm">
          <draw:text-box>
            <text:p><text:span text:style-name="T4">mii_tx</text:span><text:span text:style-name="T4">_en_</text:span><text:span text:style-name="T4">o</text:span></text:p>
          </draw:text-box>
        </draw:frame>
        <draw:custom-shape draw:style-name="gr11" draw:text-style-name="P14" draw:layer="layout" svg:width="7.998cm" svg:height="23.934cm" svg:x="8.998cm" svg:y="2.057cm">
          <text:p text:style-name="P13"><text:span text:style-name="T9">IOb-Eth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9.045cm" svg:y1="5.001cm" svg:x2="6.531cm" svg:y2="5.001cm">
          <text:p/>
        </draw:line>
        <draw:frame draw:style-name="gr9" draw:text-style-name="P2" draw:layer="layout" svg:width="3.074cm" svg:height="1.038cm" svg:x="4.427cm" svg:y="4.386cm">
          <draw:text-box>
            <text:p><text:span text:style-name="T1">cke_i</text:span></text:p>
          </draw:text-box>
        </draw:frame>
        <draw:line draw:style-name="gr8" draw:text-style-name="P1" draw:layer="layout" svg:x1="19.418cm" svg:y1="17.037cm" svg:x2="16.904cm" svg:y2="17.037cm">
          <text:p/>
        </draw:line>
        <draw:frame draw:style-name="gr9" draw:text-style-name="P11" draw:layer="layout" svg:width="5.899cm" svg:height="1.038cm" svg:x="19.518cm" svg:y="16.399cm">
          <draw:text-box>
            <text:p><text:span text:style-name="T8">mii_rx_er_i</text:span></text:p>
          </draw:text-box>
        </draw:frame>
        <draw:frame draw:style-name="gr9" draw:text-style-name="P12" draw:layer="layout" svg:width="5.899cm" svg:height="1.038cm" svg:x="19.544cm" svg:y="11.456cm">
          <draw:text-box>
            <text:p><text:span text:style-name="T4">mii_tx_er_o</text:span></text:p>
          </draw:text-box>
        </draw:frame>
        <draw:frame draw:style-name="gr12" draw:text-style-name="P2" draw:layer="layout" svg:width="2.682cm" svg:height="1.825cm" svg:x="4.173cm" svg:y="6.198cm">
          <draw:text-box>
            <text:p><text:span text:style-name="T1">inta_</text:span><text:span text:style-name="T1">o</text:span></text:p>
          </draw:text-box>
        </draw:frame>
        <draw:line draw:style-name="gr8" draw:text-style-name="P1" draw:layer="layout" svg:x1="16.996cm" svg:y1="12.023cm" svg:x2="19.51cm" svg:y2="12.023cm">
          <text:p/>
        </draw:line>
        <draw:line draw:style-name="gr8" draw:text-style-name="P1" draw:layer="layout" svg:x1="16.971cm" svg:y1="11.031cm" svg:x2="19.485cm" svg:y2="11.031cm">
          <text:p/>
        </draw:line>
        <draw:line draw:style-name="gr8" draw:text-style-name="P1" draw:layer="layout" svg:x1="19.443cm" svg:y1="22.043cm" svg:x2="16.929cm" svg:y2="22.043cm">
          <text:p/>
        </draw:line>
        <draw:line draw:style-name="gr8" draw:text-style-name="P1" draw:layer="layout" svg:x1="19.468cm" svg:y1="23.041cm" svg:x2="16.954cm" svg:y2="23.041cm">
          <text:p/>
        </draw:line>
        <draw:line draw:style-name="gr8" draw:text-style-name="P1" draw:layer="layout" svg:x1="19.014cm" svg:y1="5.991cm" svg:x2="16.978cm" svg:y2="6.034cm">
          <text:p/>
        </draw:line>
        <draw:line draw:style-name="gr7" draw:text-style-name="P1" draw:layer="layout" svg:x1="8.994cm" svg:y1="17.315cm" svg:x2="6.48cm" svg:y2="17.315cm">
          <text:p/>
        </draw:line>
        <draw:frame draw:style-name="gr13" draw:text-style-name="P16" draw:layer="layout" svg:width="6.542cm" svg:height="2.612cm" svg:x="0.908cm" svg:y="16.769cm">
          <draw:text-box>
            <text:p text:style-name="P15"><text:span text:style-name="T3">Memory I/F</text:span></text:p>
            <text:p text:style-name="P5"><text:span text:style-name="T1">(AXI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3" draw:display-name="Arrowheads 3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0cm" fo:margin-bottom="0cm" fo:margin-left="0cm" fo:margin-right="0cm" fo:page-width="24.003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09-02T15:07:22.101972148</meta:creation-date>
    <dc:date>2026-01-12T16:56:10.896496232</dc:date>
    <meta:editing-duration>PT1H50M27S</meta:editing-duration>
    <meta:editing-cycles>38</meta:editing-cycles>
    <meta:generator>LibreOffice/25.8.4.2$Linux_X86_64 LibreOffice_project/580$Build-2</meta:generator>
    <meta:document-statistic meta:object-count="40"/>
  </office:meta>
</office:document-meta>
</file>